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2" style:parent-style-name="Graphics">
      <style:graphic-properties draw:fill="none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0.22743in" svg:width="10in" svg:height="1.13489in" presentation:class="title" presentation:placeholder="false">
          <draw:text-box>
            <text:p text:style-name="a383" text:class-names="" text:cond-style-name=""><text:span text:style-name="a381" text:class-names="">Snake</text:span><text:span text:style-name="a382" text:class-names=""/></text:p>
          </draw:text-box>
          <svg:title/>
          <svg:desc/>
        </draw:frame>
        <draw:frame draw:id="id64" presentation:style-name="a391" draw:name="Untertitel 2" svg:x="1.78261in" svg:y="6.64659in" svg:width="10in" svg:height="0.62598in" presentation:class="subtitle" presentation:placeholder="false">
          <draw:text-box>
            <text:p text:style-name="a390" text:class-names="" text:cond-style-name=""><text:span text:style-name="a385" text:class-names="">Simone<text:s text:c="1"/></text:span><text:span text:style-name="a386" text:class-names="">Domenici</text:span><text:span text:style-name="a387" text:class-names=""><text:s text:c="1"/></text:span><text:span text:style-name="a388" text:class-names="">3IA</text:span><text:span text:style-name="a389" text:class-names=""/></text:p>
          </draw:text-box>
          <svg:title/>
          <svg:desc/>
        </draw:frame>
        <draw:frame draw:id="id65" draw:style-name="a392" draw:name="Immagine 1" svg:x="1.66667in" svg:y="1.2146in" svg:width="10in" svg:height="5.43199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nake</dc:title>
    <meta:initial-creator>Luca</meta:initial-creator>
    <dc:creator>Luca</dc:creator>
    <meta:creation-date>2019-05-14T13:43:34Z</meta:creation-date>
    <dc:date>2019-05-14T13:45:33Z</dc:date>
    <meta:editing-cycles>1</meta:editing-cycles>
    <meta:editing-duration>PT0S</meta:editing-duration>
    <meta:document-statistic meta:paragraph-count="2" meta:word-count="4"/>
  </office:meta>
</office:document-meta>
</file>